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5.569cm"/>
    </style:style>
    <style:style style:name="co3" style:family="table-column">
      <style:table-column-properties fo:break-before="auto" style:column-width="1.468cm"/>
    </style:style>
    <style:style style:name="co4" style:family="table-column">
      <style:table-column-properties fo:break-before="auto" style:column-width="4.962cm"/>
    </style:style>
    <style:style style:name="co5" style:family="table-column">
      <style:table-column-properties fo:break-before="auto" style:column-width="1.543cm"/>
    </style:style>
    <style:style style:name="co6" style:family="table-column">
      <style:table-column-properties fo:break-before="auto" style:column-width="3.493cm"/>
    </style:style>
    <style:style style:name="co7" style:family="table-column">
      <style:table-column-properties fo:break-before="auto" style:column-width="1.34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27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ext-properties style:use-window-font-color="true" style:text-outline="false" style:text-line-through-style="none" style:font-name="TimesNewRomanPSMT" fo:font-size="6pt" fo:language="en" fo:country="US" fo:font-style="normal" fo:text-shadow="none" style:text-underline-style="none" fo:font-weight="normal" style:text-underline-mode="continuous" style:text-line-through-mode="continuous" style:font-name-asian="TimesNewRomanPSMT" style:font-size-asian="6pt" style:language-asian="en" style:country-asian="US" style:font-style-asian="normal" style:font-weight-asian="normal" style:font-name-complex="TimesNewRomanPSMT" style:font-size-complex="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TimesNewRomanPSMT" fo:font-size="6pt" fo:language="en" fo:country="US" style:font-name-asian="TimesNewRomanPSMT" style:font-size-asian="6pt" style:language-asian="en" style:country-asian="US" style:font-name-complex="TimesNewRomanPSMT" style:font-size-complex="6pt" style:language-complex="en" style:country-complex="US"/>
    </style:style>
    <style:style style:name="ce4" style:family="table-cell" style:parent-style-name="Default">
      <style:text-properties fo:color="#ff0000" style:font-name="TimesNewRomanPSMT" fo:font-size="6pt" fo:language="en" fo:country="US" style:font-name-asian="TimesNewRomanPSMT" style:font-size-asian="6pt" style:language-asian="en" style:country-asian="US" style:font-name-complex="TimesNewRomanPSMT" style:font-size-complex="6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6" table:default-cell-style-name="ce1"/>
        <table:table-row table:style-name="ro1">
          <table:table-cell office:value-type="string">
            <text:p>('</text:p>
          </table:table-cell>
          <table:table-cell table:style-name="ce2" office:value-type="string">
            <text:p>AVICII</text:p>
          </table:table-cell>
          <table:table-cell table:style-name="ce2" office:value-type="string">
            <text:p>, ' </text:p>
          </table:table-cell>
          <table:table-cell office:value-type="string">
            <text:p>LEVELS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AFROJACK</text:p>
          </table:table-cell>
          <table:table-cell table:style-name="ce2" office:value-type="string">
            <text:p>, ' </text:p>
          </table:table-cell>
          <table:table-cell table:style-name="ce3" office:value-type="string">
            <text:p>TAKE OVER CONTROL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BLACK EYED PEAS</text:p>
          </table:table-cell>
          <table:table-cell table:style-name="ce2" office:value-type="string">
            <text:p>, ' </text:p>
          </table:table-cell>
          <table:table-cell office:value-type="string">
            <text:p>TAKE OVER CONTROL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BLACK EYED PEAS</text:p>
          </table:table-cell>
          <table:table-cell table:style-name="ce2" office:value-type="string">
            <text:p>, ' </text:p>
          </table:table-cell>
          <table:table-cell table:style-name="ce3" office:value-type="string">
            <text:p>I GOTTA FEELING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BINGO – PLAYERS</text:p>
          </table:table-cell>
          <table:table-cell table:style-name="ce2" office:value-type="string">
            <text:p>, ' </text:p>
          </table:table-cell>
          <table:table-cell table:style-name="ce3" office:value-type="string">
            <text:p>CRY (JUST LITTLE)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ALVIN HARRIS</text:p>
          </table:table-cell>
          <table:table-cell table:style-name="ce2" office:value-type="string">
            <text:p>, ' </text:p>
          </table:table-cell>
          <table:table-cell office:value-type="string">
            <text:p>I FEEL SO CLOSE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HRIS BROWN</text:p>
          </table:table-cell>
          <table:table-cell table:style-name="ce2" office:value-type="string">
            <text:p>, ' </text:p>
          </table:table-cell>
          <table:table-cell office:value-type="string">
            <text:p>YEAH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OBRA STAR SHIP</text:p>
          </table:table-cell>
          <table:table-cell table:style-name="ce2" office:value-type="string">
            <text:p>, ' </text:p>
          </table:table-cell>
          <table:table-cell office:value-type="string">
            <text:p>YOU MAKE ME FEEL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RHIS BROWN</text:p>
          </table:table-cell>
          <table:table-cell table:style-name="ce2" office:value-type="string">
            <text:p>, ' </text:p>
          </table:table-cell>
          <table:table-cell office:value-type="string">
            <text:p>BEAUTIFUL PEOPLE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AVID GUETTA E FLO RIDA</text:p>
          </table:table-cell>
          <table:table-cell table:style-name="ce2" office:value-type="string">
            <text:p>, ' </text:p>
          </table:table-cell>
          <table:table-cell office:value-type="string">
            <text:p>THE CLUB HANDLE ME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AVID GUETTA E USHER</text:p>
          </table:table-cell>
          <table:table-cell table:style-name="ce2" office:value-type="string">
            <text:p>, ' </text:p>
          </table:table-cell>
          <table:table-cell office:value-type="string">
            <text:p>WITHOUT YOU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AVID GUETTA FEAT SIA</text:p>
          </table:table-cell>
          <table:table-cell table:style-name="ce2" office:value-type="string">
            <text:p>, ' </text:p>
          </table:table-cell>
          <table:table-cell office:value-type="string">
            <text:p>TITANIUM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J ANTOINE VS TIMATI</text:p>
          </table:table-cell>
          <table:table-cell table:style-name="ce2" office:value-type="string">
            <text:p>, ' </text:p>
          </table:table-cell>
          <table:table-cell office:value-type="string">
            <text:p>SAINT TROPEZ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OM OMAR</text:p>
          </table:table-cell>
          <table:table-cell table:style-name="ce2" office:value-type="string">
            <text:p>, ' </text:p>
          </table:table-cell>
          <table:table-cell office:value-type="string">
            <text:p>DANZA KUDURU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UCK SAUCE</text:p>
          </table:table-cell>
          <table:table-cell table:style-name="ce2" office:value-type="string">
            <text:p>, ' </text:p>
          </table:table-cell>
          <table:table-cell office:value-type="string">
            <text:p>BARBRA STREISAND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FLO RIDA</text:p>
          </table:table-cell>
          <table:table-cell table:style-name="ce2" office:value-type="string">
            <text:p>, ' </text:p>
          </table:table-cell>
          <table:table-cell office:value-type="string">
            <text:p>GOOD FEELING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ENNIFER LOPEZ</text:p>
          </table:table-cell>
          <table:table-cell table:style-name="ce2" office:value-type="string">
            <text:p>, ' </text:p>
          </table:table-cell>
          <table:table-cell office:value-type="string">
            <text:p>ON THE FLOOR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ADY GAGA</text:p>
          </table:table-cell>
          <table:table-cell table:style-name="ce2" office:value-type="string">
            <text:p>, ' </text:p>
          </table:table-cell>
          <table:table-cell office:value-type="string">
            <text:p>BAD ROMANCE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ADY GAGA</text:p>
          </table:table-cell>
          <table:table-cell table:style-name="ce2" office:value-type="string">
            <text:p>, ' </text:p>
          </table:table-cell>
          <table:table-cell office:value-type="string">
            <text:p>POKER FACE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FMAO</text:p>
          </table:table-cell>
          <table:table-cell table:style-name="ce2" office:value-type="string">
            <text:p>, ' </text:p>
          </table:table-cell>
          <table:table-cell office:value-type="string">
            <text:p>PARTY ROCK ANTHEM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MARRON FIVE FEAT CRISTINA AGUILERA</text:p>
          </table:table-cell>
          <table:table-cell table:style-name="ce2" office:value-type="string">
            <text:p>, ' </text:p>
          </table:table-cell>
          <table:table-cell office:value-type="string">
            <text:p>MOVE IS LIKE JAGGER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MARTIN SOLVEIG</text:p>
          </table:table-cell>
          <table:table-cell table:style-name="ce2" office:value-type="string">
            <text:p>, ' </text:p>
          </table:table-cell>
          <table:table-cell office:value-type="string">
            <text:p>HELLO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MONY</text:p>
          </table:table-cell>
          <table:table-cell table:style-name="ce2" office:value-type="string">
            <text:p>, ' </text:p>
          </table:table-cell>
          <table:table-cell office:value-type="string">
            <text:p>I DON'T KNOW WHY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NEYO FEAT PITBULL</text:p>
          </table:table-cell>
          <table:table-cell table:style-name="ce2" office:value-type="string">
            <text:p>, ' </text:p>
          </table:table-cell>
          <table:table-cell office:value-type="string">
            <text:p>GIVE ME EVERYTHING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RIHANNA</text:p>
          </table:table-cell>
          <table:table-cell table:style-name="ce2" office:value-type="string">
            <text:p>, ' </text:p>
          </table:table-cell>
          <table:table-cell office:value-type="string">
            <text:p>WE FOUND LOVE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RIHANNA</text:p>
          </table:table-cell>
          <table:table-cell table:style-name="ce2" office:value-type="string">
            <text:p>, ' </text:p>
          </table:table-cell>
          <table:table-cell office:value-type="string">
            <text:p>ONLY GIRL IN THE WORLD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SWEDISH HOUSE MAFIA</text:p>
          </table:table-cell>
          <table:table-cell table:style-name="ce2" office:value-type="string">
            <text:p>, ' </text:p>
          </table:table-cell>
          <table:table-cell office:value-type="string">
            <text:p>SAVE THE WORLD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TAIO CRUZ</text:p>
          </table:table-cell>
          <table:table-cell table:style-name="ce2" office:value-type="string">
            <text:p>, ' </text:p>
          </table:table-cell>
          <table:table-cell office:value-type="string">
            <text:p>DYNAMITE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TAIO CRUZ E FLO RIDA</text:p>
          </table:table-cell>
          <table:table-cell table:style-name="ce2" office:value-type="string">
            <text:p>, ' </text:p>
          </table:table-cell>
          <table:table-cell office:value-type="string">
            <text:p>HANGOVER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TIKOS GROOVE</text:p>
          </table:table-cell>
          <table:table-cell table:style-name="ce2" office:value-type="string">
            <text:p>, ' </text:p>
          </table:table-cell>
          <table:table-cell office:value-type="string">
            <text:p>I DON’T KNOW WHAT YOU DO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WILL.I.AM</text:p>
          </table:table-cell>
          <table:table-cell table:style-name="ce2" office:value-type="string">
            <text:p>, ' </text:p>
          </table:table-cell>
          <table:table-cell office:value-type="string">
            <text:p>GREAT TIMES</text:p>
          </table:table-cell>
          <table:table-cell office:value-type="string">
            <text:p>, '</text:p>
          </table:table-cell>
          <table:table-cell table:style-name="ce4" office:value-type="string">
            <text:p>DANCE MUSIC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ORGE BEN JOR</text:p>
          </table:table-cell>
          <table:table-cell table:style-name="ce2" office:value-type="string">
            <text:p>, ' </text:p>
          </table:table-cell>
          <table:table-cell office:value-type="string">
            <text:p>TAJ MAHAL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SKANK</text:p>
          </table:table-cell>
          <table:table-cell table:style-name="ce2" office:value-type="string">
            <text:p>, ' </text:p>
          </table:table-cell>
          <table:table-cell table:style-name="ce3" office:value-type="string">
            <text:p>VAMOS FUGIR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OTA QUEST</text:p>
          </table:table-cell>
          <table:table-cell table:style-name="ce2" office:value-type="string">
            <text:p>, ' </text:p>
          </table:table-cell>
          <table:table-cell office:value-type="string">
            <text:p>DO SEU LADO (Ô AMOR)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TIM MAIA</text:p>
          </table:table-cell>
          <table:table-cell table:style-name="ce2" office:value-type="string">
            <text:p>, ' </text:p>
          </table:table-cell>
          <table:table-cell office:value-type="string">
            <text:p>NÃO QUERO DINHEIRO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ULU SANTOS</text:p>
          </table:table-cell>
          <table:table-cell table:style-name="ce2" office:value-type="string">
            <text:p>, ' </text:p>
          </table:table-cell>
          <table:table-cell office:value-type="string">
            <text:p>DESCOBRIDOR DOS SETE MARES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ULU SANTOS</text:p>
          </table:table-cell>
          <table:table-cell table:style-name="ce2" office:value-type="string">
            <text:p>, ' </text:p>
          </table:table-cell>
          <table:table-cell office:value-type="string">
            <text:p>ASSIM CAMINHA A HUMANIDADE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VANESSA DA MATA</text:p>
          </table:table-cell>
          <table:table-cell table:style-name="ce2" office:value-type="string">
            <text:p>, ' </text:p>
          </table:table-cell>
          <table:table-cell office:value-type="string">
            <text:p>AI, AI ,AI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MC LEOZINHO</text:p>
          </table:table-cell>
          <table:table-cell table:style-name="ce2" office:value-type="string">
            <text:p>, ' </text:p>
          </table:table-cell>
          <table:table-cell office:value-type="string">
            <text:p>SE ELA DANÇA EU DANÇO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AZUZA</text:p>
          </table:table-cell>
          <table:table-cell table:style-name="ce2" office:value-type="string">
            <text:p>, ' </text:p>
          </table:table-cell>
          <table:table-cell office:value-type="string">
            <text:p>EXAGERADO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IVETE</text:p>
          </table:table-cell>
          <table:table-cell table:style-name="ce2" office:value-type="string">
            <text:p>, ' </text:p>
          </table:table-cell>
          <table:table-cell office:value-type="string">
            <text:p>NA BASE DO BEIJO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LAUDIA LEITE</text:p>
          </table:table-cell>
          <table:table-cell table:style-name="ce2" office:value-type="string">
            <text:p>, ' </text:p>
          </table:table-cell>
          <table:table-cell office:value-type="string">
            <text:p>EXTRAVASA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HICLETE COM BANANA</text:p>
          </table:table-cell>
          <table:table-cell table:style-name="ce2" office:value-type="string">
            <text:p>, ' </text:p>
          </table:table-cell>
          <table:table-cell office:value-type="string">
            <text:p>100% VOCÊ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SANDRA DE SÁ</text:p>
          </table:table-cell>
          <table:table-cell table:style-name="ce2" office:value-type="string">
            <text:p>, ' </text:p>
          </table:table-cell>
          <table:table-cell office:value-type="string">
            <text:p>SOUL DE VERÃO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JAVAN</text:p>
          </table:table-cell>
          <table:table-cell table:style-name="ce2" office:value-type="string">
            <text:p>, ' </text:p>
          </table:table-cell>
          <table:table-cell office:value-type="string">
            <text:p>SE</text:p>
          </table:table-cell>
          <table:table-cell office:value-type="string">
            <text:p>, '</text:p>
          </table:table-cell>
          <table:table-cell table:style-name="ce4" office:value-type="string">
            <text:p>POP NACIONAIS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ADELE</text:p>
          </table:table-cell>
          <table:table-cell table:style-name="ce2" office:value-type="string">
            <text:p>, ' </text:p>
          </table:table-cell>
          <table:table-cell office:value-type="string">
            <text:p>ROLLING IN THE DEEP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ADELE</text:p>
          </table:table-cell>
          <table:table-cell table:style-name="ce2" office:value-type="string">
            <text:p>, ' </text:p>
          </table:table-cell>
          <table:table-cell office:value-type="string">
            <text:p>SOMEONE LIKE YOU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AY-Z</text:p>
          </table:table-cell>
          <table:table-cell table:style-name="ce2" office:value-type="string">
            <text:p>, ' </text:p>
          </table:table-cell>
          <table:table-cell office:value-type="string">
            <text:p>EMPIRE STATE OF MIND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EE LO GREEN</text:p>
          </table:table-cell>
          <table:table-cell table:style-name="ce2" office:value-type="string">
            <text:p>, ' </text:p>
          </table:table-cell>
          <table:table-cell office:value-type="string">
            <text:p>FORGET YOU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OLDPLAY</text:p>
          </table:table-cell>
          <table:table-cell table:style-name="ce2" office:value-type="string">
            <text:p>, ' </text:p>
          </table:table-cell>
          <table:table-cell office:value-type="string">
            <text:p>PARADISE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OLDPLAY</text:p>
          </table:table-cell>
          <table:table-cell table:style-name="ce2" office:value-type="string">
            <text:p>, ' </text:p>
          </table:table-cell>
          <table:table-cell office:value-type="string">
            <text:p>VIVA LA VIDA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OLDPLAY</text:p>
          </table:table-cell>
          <table:table-cell table:style-name="ce2" office:value-type="string">
            <text:p>, ' </text:p>
          </table:table-cell>
          <table:table-cell office:value-type="string">
            <text:p>EVERY TEARDROP IS A WATERFALL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SHAKIRA</text:p>
          </table:table-cell>
          <table:table-cell table:style-name="ce2" office:value-type="string">
            <text:p>, ' </text:p>
          </table:table-cell>
          <table:table-cell office:value-type="string">
            <text:p>RABIOSA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ADY ANTEBELLUM</text:p>
          </table:table-cell>
          <table:table-cell table:style-name="ce2" office:value-type="string">
            <text:p>, ' </text:p>
          </table:table-cell>
          <table:table-cell office:value-type="string">
            <text:p>NEED YOU NOW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KINGS OF LEON</text:p>
          </table:table-cell>
          <table:table-cell table:style-name="ce2" office:value-type="string">
            <text:p>, ' </text:p>
          </table:table-cell>
          <table:table-cell office:value-type="string">
            <text:p>USE SOMEBODY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THE KILLERS</text:p>
          </table:table-cell>
          <table:table-cell table:style-name="ce2" office:value-type="string">
            <text:p>, ' </text:p>
          </table:table-cell>
          <table:table-cell office:value-type="string">
            <text:p>HUMAN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OLBIE CAILLAT</text:p>
          </table:table-cell>
          <table:table-cell table:style-name="ce2" office:value-type="string">
            <text:p>, ' </text:p>
          </table:table-cell>
          <table:table-cell office:value-type="string">
            <text:p>FALLIN FOR YOU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THE CALLIN</text:p>
          </table:table-cell>
          <table:table-cell table:style-name="ce2" office:value-type="string">
            <text:p>, ' </text:p>
          </table:table-cell>
          <table:table-cell office:value-type="string">
            <text:p>WHEREVER YOU GO</text:p>
          </table:table-cell>
          <table:table-cell office:value-type="string">
            <text:p>, '</text:p>
          </table:table-cell>
          <table:table-cell table:style-name="ce4" office:value-type="string">
            <text:p>POP INTERNACIONAL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ESAR MINOTTI E FABIANO</text:p>
          </table:table-cell>
          <table:table-cell table:style-name="ce2" office:value-type="string">
            <text:p>, ' </text:p>
          </table:table-cell>
          <table:table-cell office:value-type="string">
            <text:p>LEILÃO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CESAR MINOTTI E FABIANO</text:p>
          </table:table-cell>
          <table:table-cell table:style-name="ce2" office:value-type="string">
            <text:p>, ' </text:p>
          </table:table-cell>
          <table:table-cell office:value-type="string">
            <text:p>CIUMENTA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FERNANDO E SOROCABA</text:p>
          </table:table-cell>
          <table:table-cell table:style-name="ce2" office:value-type="string">
            <text:p>, ' </text:p>
          </table:table-cell>
          <table:table-cell office:value-type="string">
            <text:p>A CASA CAIU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FERNANDO E SOROCABA</text:p>
          </table:table-cell>
          <table:table-cell table:style-name="ce2" office:value-type="string">
            <text:p>, ' </text:p>
          </table:table-cell>
          <table:table-cell office:value-type="string">
            <text:p>PAGA PAU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FRENANDO E SOROCABA</text:p>
          </table:table-cell>
          <table:table-cell table:style-name="ce2" office:value-type="string">
            <text:p>, ' </text:p>
          </table:table-cell>
          <table:table-cell office:value-type="string">
            <text:p>DELEGADA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GUILHERME E SANTIAGO</text:p>
          </table:table-cell>
          <table:table-cell table:style-name="ce2" office:value-type="string">
            <text:p>, ' </text:p>
          </table:table-cell>
          <table:table-cell office:value-type="string">
            <text:p>TA SE ACHANDO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GUILHERME E SANTIAGO</text:p>
          </table:table-cell>
          <table:table-cell table:style-name="ce2" office:value-type="string">
            <text:p>, ' </text:p>
          </table:table-cell>
          <table:table-cell office:value-type="string">
            <text:p>E DAÍ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GUSTAVO LIMA</text:p>
          </table:table-cell>
          <table:table-cell table:style-name="ce2" office:value-type="string">
            <text:p>, ' </text:p>
          </table:table-cell>
          <table:table-cell office:value-type="string">
            <text:p>TCHE TCHE RERE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OÃO BOSCO E VINICIUS</text:p>
          </table:table-cell>
          <table:table-cell table:style-name="ce2" office:value-type="string">
            <text:p>, ' </text:p>
          </table:table-cell>
          <table:table-cell office:value-type="string">
            <text:p>CHORA ME LIGA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OÃO BOSCO E VINICIUS</text:p>
          </table:table-cell>
          <table:table-cell table:style-name="ce2" office:value-type="string">
            <text:p>, ' </text:p>
          </table:table-cell>
          <table:table-cell office:value-type="string">
            <text:p>FINAL DE SEMANA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ORGE E MATHEUS</text:p>
          </table:table-cell>
          <table:table-cell table:style-name="ce2" office:value-type="string">
            <text:p>, ' </text:p>
          </table:table-cell>
          <table:table-cell office:value-type="string">
            <text:p>PODE CHORAR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ORGE E MATHEUS</text:p>
          </table:table-cell>
          <table:table-cell table:style-name="ce2" office:value-type="string">
            <text:p>, ' </text:p>
          </table:table-cell>
          <table:table-cell office:value-type="string">
            <text:p>VOA BEIJA FLOR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UAN SANTANA</text:p>
          </table:table-cell>
          <table:table-cell table:style-name="ce2" office:value-type="string">
            <text:p>, ' </text:p>
          </table:table-cell>
          <table:table-cell office:value-type="string">
            <text:p>METEORO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UAN SANTANA</text:p>
          </table:table-cell>
          <table:table-cell table:style-name="ce2" office:value-type="string">
            <text:p>, ' </text:p>
          </table:table-cell>
          <table:table-cell office:value-type="string">
            <text:p>SEM ESSE CORAÇÃO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UCAS E LUAN</text:p>
          </table:table-cell>
          <table:table-cell table:style-name="ce2" office:value-type="string">
            <text:p>, ' </text:p>
          </table:table-cell>
          <table:table-cell office:value-type="string">
            <text:p>PENSE EM MIM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MARIA CECILIA E RODOLFO</text:p>
          </table:table-cell>
          <table:table-cell table:style-name="ce2" office:value-type="string">
            <text:p>, ' </text:p>
          </table:table-cell>
          <table:table-cell office:value-type="string">
            <text:p>A FILA ANDOU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MICHEL TELO</text:p>
          </table:table-cell>
          <table:table-cell table:style-name="ce2" office:value-type="string">
            <text:p>, ' </text:p>
          </table:table-cell>
          <table:table-cell office:value-type="string">
            <text:p>AI SE EU TE PEGO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MICHEL TELO</text:p>
          </table:table-cell>
          <table:table-cell table:style-name="ce2" office:value-type="string">
            <text:p>, ' </text:p>
          </table:table-cell>
          <table:table-cell office:value-type="string">
            <text:p>EI PSIU BEIJO ME LIGA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MICHEL TELO</text:p>
          </table:table-cell>
          <table:table-cell table:style-name="ce2" office:value-type="string">
            <text:p>, ' </text:p>
          </table:table-cell>
          <table:table-cell office:value-type="string">
            <text:p>FUGIDINHA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RICARDO E JOÃO FERNANDO</text:p>
          </table:table-cell>
          <table:table-cell table:style-name="ce2" office:value-type="string">
            <text:p>, ' </text:p>
          </table:table-cell>
          <table:table-cell office:value-type="string">
            <text:p>SÓ SAIO COM AS TOP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VITOR E LEO</text:p>
          </table:table-cell>
          <table:table-cell table:style-name="ce2" office:value-type="string">
            <text:p>, ' </text:p>
          </table:table-cell>
          <table:table-cell office:value-type="string">
            <text:p>BORBOLETAS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VITOR E LEO</text:p>
          </table:table-cell>
          <table:table-cell table:style-name="ce2" office:value-type="string">
            <text:p>, ' </text:p>
          </table:table-cell>
          <table:table-cell office:value-type="string">
            <text:p>FADA</text:p>
          </table:table-cell>
          <table:table-cell office:value-type="string">
            <text:p>, '</text:p>
          </table:table-cell>
          <table:table-cell table:style-name="ce4" office:value-type="string">
            <text:p>SERTANEJO UNIVERSITÁRIO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A-HA</text:p>
          </table:table-cell>
          <table:table-cell table:style-name="ce2" office:value-type="string">
            <text:p>, ' </text:p>
          </table:table-cell>
          <table:table-cell office:value-type="string">
            <text:p>TAKE ON ME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ERASURE</text:p>
          </table:table-cell>
          <table:table-cell table:style-name="ce2" office:value-type="string">
            <text:p>, ' </text:p>
          </table:table-cell>
          <table:table-cell office:value-type="string">
            <text:p>A LITTLE RESPECT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ON BON JOVI</text:p>
          </table:table-cell>
          <table:table-cell table:style-name="ce2" office:value-type="string">
            <text:p>, ' </text:p>
          </table:table-cell>
          <table:table-cell office:value-type="string">
            <text:p>LIVIN ON PLAYER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U2</text:p>
          </table:table-cell>
          <table:table-cell table:style-name="ce2" office:value-type="string">
            <text:p>, ' </text:p>
          </table:table-cell>
          <table:table-cell office:value-type="string">
            <text:p>WHIT OR WHITOUT YOU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WHITNEY HOUSTON</text:p>
          </table:table-cell>
          <table:table-cell table:style-name="ce2" office:value-type="string">
            <text:p>, ' </text:p>
          </table:table-cell>
          <table:table-cell office:value-type="string">
            <text:p>IT'S NO RIGHT BUT IT'S OK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IANA KING</text:p>
          </table:table-cell>
          <table:table-cell table:style-name="ce2" office:value-type="string">
            <text:p>, ' </text:p>
          </table:table-cell>
          <table:table-cell office:value-type="string">
            <text:p>SAY A LITTLE PLAYER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EURYTHMICS</text:p>
          </table:table-cell>
          <table:table-cell table:style-name="ce2" office:value-type="string">
            <text:p>, ' </text:p>
          </table:table-cell>
          <table:table-cell office:value-type="string">
            <text:p>SWEET DREAMS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EPECHE MODE</text:p>
          </table:table-cell>
          <table:table-cell table:style-name="ce2" office:value-type="string">
            <text:p>, ' </text:p>
          </table:table-cell>
          <table:table-cell office:value-type="string">
            <text:p>JUST CAN'T GET ENOUGH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MICHAEL JACKSON</text:p>
          </table:table-cell>
          <table:table-cell table:style-name="ce2" office:value-type="string">
            <text:p>, ' </text:p>
          </table:table-cell>
          <table:table-cell office:value-type="string">
            <text:p>BILLIE JEAN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OUBLE YOU</text:p>
          </table:table-cell>
          <table:table-cell table:style-name="ce2" office:value-type="string">
            <text:p>, ' </text:p>
          </table:table-cell>
          <table:table-cell office:value-type="string">
            <text:p>PLEASE DON'T GO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UNDERCOVER</text:p>
          </table:table-cell>
          <table:table-cell table:style-name="ce2" office:value-type="string">
            <text:p>, ' </text:p>
          </table:table-cell>
          <table:table-cell office:value-type="string">
            <text:p>BAKERSTREET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J CERLA</text:p>
          </table:table-cell>
          <table:table-cell table:style-name="ce2" office:value-type="string">
            <text:p>, ' </text:p>
          </table:table-cell>
          <table:table-cell office:value-type="string">
            <text:p>EVERYBODY POM POM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THE UNDERDOG PROJECT</text:p>
          </table:table-cell>
          <table:table-cell table:style-name="ce2" office:value-type="string">
            <text:p>, ' </text:p>
          </table:table-cell>
          <table:table-cell office:value-type="string">
            <text:p>SUMMER JAM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NEW ORDER</text:p>
          </table:table-cell>
          <table:table-cell table:style-name="ce2" office:value-type="string">
            <text:p>, ' </text:p>
          </table:table-cell>
          <table:table-cell office:value-type="string">
            <text:p>BLUE MONDAY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NICKY FRENCH</text:p>
          </table:table-cell>
          <table:table-cell table:style-name="ce2" office:value-type="string">
            <text:p>, ' </text:p>
          </table:table-cell>
          <table:table-cell office:value-type="string">
            <text:p>TOTAL ECLIPSE OF THE HEART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JUST LOUIS</text:p>
          </table:table-cell>
          <table:table-cell table:style-name="ce2" office:value-type="string">
            <text:p>, ' </text:p>
          </table:table-cell>
          <table:table-cell office:value-type="string">
            <text:p>AMERICAN PIE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VILLAGE PEOPLE</text:p>
          </table:table-cell>
          <table:table-cell table:style-name="ce2" office:value-type="string">
            <text:p>, ' </text:p>
          </table:table-cell>
          <table:table-cell office:value-type="string">
            <text:p>YMCA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DJ DERO</text:p>
          </table:table-cell>
          <table:table-cell table:style-name="ce2" office:value-type="string">
            <text:p>, ' </text:p>
          </table:table-cell>
          <table:table-cell office:value-type="string">
            <text:p>ENERGIA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A CUBANITA</text:p>
          </table:table-cell>
          <table:table-cell table:style-name="ce2" office:value-type="string">
            <text:p>, ' </text:p>
          </table:table-cell>
          <table:table-cell office:value-type="string">
            <text:p>TOCA ME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0">
            <text:p>0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>
          <table:table-cell office:value-type="string">
            <text:p>('</text:p>
          </table:table-cell>
          <table:table-cell table:style-name="ce2" office:value-type="string">
            <text:p>LA BOUCHE</text:p>
          </table:table-cell>
          <table:table-cell table:style-name="ce2" office:value-type="string">
            <text:p>, ' </text:p>
          </table:table-cell>
          <table:table-cell office:value-type="string">
            <text:p>SWEET DREAMS</text:p>
          </table:table-cell>
          <table:table-cell office:value-type="string">
            <text:p>, '</text:p>
          </table:table-cell>
          <table:table-cell table:style-name="ce4" office:value-type="string">
            <text:p>FLASH BACK (80,90 E 2.000)</text:p>
          </table:table-cell>
          <table:table-cell table:style-name="ce4" office:value-type="string">
            <text:p>, '</text:p>
          </table:table-cell>
          <table:table-cell office:value-type="float" office:value="1">
            <text:p>1</text:p>
          </table:table-cell>
          <table:table-cell office:value-type="string">
            <text:p>),</text:p>
          </table:table-cell>
          <table:table-cell table:number-columns-repeated="1015"/>
        </table:table-row>
        <table:table-row table:style-name="ro1" table:number-rows-repeated="65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/03/2012</text:date>, <text:time>12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andro Velloso</meta:initial-creator>
    <meta:creation-date>2012-03-14T11:38:59</meta:creation-date>
    <dc:date>2012-03-14T12:30:27</dc:date>
    <dc:creator>Leandro Velloso</dc:creator>
    <meta:editing-duration>PT00H35M27S</meta:editing-duration>
    <meta:editing-cycles>4</meta:editing-cycles>
    <meta:generator>OpenOffice.org/3.0_Beta$Unix OpenOffice.org_project/300m3$Build-9328</meta:generator>
    <meta:document-statistic meta:table-count="3" meta:cell-count="900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